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Helvetica, Arial, sans-serif"/>
    <style:font-face style:name="monospace" svg:font-family="monospace"/>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0dbf" officeooo:paragraph-rsid="000f0dbf"/>
    </style:style>
    <style:style style:name="P2" style:family="paragraph" style:parent-style-name="Standard">
      <style:text-properties officeooo:rsid="0011cc80" officeooo:paragraph-rsid="0011cc80"/>
    </style:style>
    <style:style style:name="P3" style:family="paragraph" style:parent-style-name="Standard">
      <style:text-properties officeooo:rsid="0011cc80" officeooo:paragraph-rsid="0013fe06"/>
    </style:style>
    <style:style style:name="P4" style:family="paragraph" style:parent-style-name="Standard">
      <style:text-properties style:font-name="Monospace"/>
    </style:style>
    <style:style style:name="P5" style:family="paragraph" style:parent-style-name="Standard">
      <style:text-properties style:font-name="Monospace" officeooo:paragraph-rsid="0011cc80"/>
    </style:style>
    <style:style style:name="P6" style:family="paragraph" style:parent-style-name="Standard">
      <style:text-properties style:font-name="Monospace" officeooo:paragraph-rsid="0013fe06"/>
    </style:style>
    <style:style style:name="P7" style:family="paragraph" style:parent-style-name="Standard">
      <style:text-properties style:font-name="Monospace" officeooo:rsid="0013fe06" officeooo:paragraph-rsid="0014155a"/>
    </style:style>
    <style:style style:name="P8" style:family="paragraph" style:parent-style-name="Standard">
      <style:text-properties style:font-name="Monospace" officeooo:rsid="000f0dbf" officeooo:paragraph-rsid="0011cc80"/>
    </style:style>
    <style:style style:name="P9" style:family="paragraph" style:parent-style-name="Standard">
      <style:text-properties style:font-name="Monospace" officeooo:paragraph-rsid="0014155a"/>
    </style:style>
    <style:style style:name="P10" style:family="paragraph" style:parent-style-name="Standard">
      <style:text-properties style:font-name="Monospace" fo:font-style="normal" fo:font-weight="normal" officeooo:rsid="0013fe06" officeooo:paragraph-rsid="0013fe06"/>
    </style:style>
    <style:style style:name="P11" style:family="paragraph" style:parent-style-name="Standard">
      <style:text-properties style:font-name="Monospace" fo:font-style="normal" fo:font-weight="normal" officeooo:rsid="0013fe06" officeooo:paragraph-rsid="0014155a"/>
    </style:style>
    <style:style style:name="P12" style:family="paragraph" style:parent-style-name="Standard">
      <style:text-properties style:font-name="Monospace" fo:font-style="normal" fo:font-weight="normal" officeooo:paragraph-rsid="0013fe06"/>
    </style:style>
    <style:style style:name="P13" style:family="paragraph" style:parent-style-name="Standard">
      <style:text-properties style:font-name="Monospace" fo:font-style="normal" fo:font-weight="normal" officeooo:rsid="0011cc80" officeooo:paragraph-rsid="0014155a"/>
    </style:style>
    <style:style style:name="P14" style:family="paragraph" style:parent-style-name="Standard">
      <style:text-properties style:font-name="Monospace" fo:font-style="normal" fo:font-weight="normal" officeooo:rsid="0014155a" officeooo:paragraph-rsid="0014155a" style:font-weight-asian="normal" style:font-weight-complex="normal"/>
    </style:style>
    <style:style style:name="P15" style:family="paragraph" style:parent-style-name="Standard">
      <style:text-properties style:font-name="Monospace" fo:font-style="normal" fo:font-weight="normal" officeooo:paragraph-rsid="0014155a"/>
    </style:style>
    <style:style style:name="P16" style:family="paragraph" style:parent-style-name="Standard">
      <style:text-properties style:font-name="Monospace" fo:font-style="normal" fo:font-weight="normal" officeooo:rsid="002235ae" officeooo:paragraph-rsid="002235ae"/>
    </style:style>
    <style:style style:name="P17" style:family="paragraph" style:parent-style-name="Standard">
      <style:text-properties officeooo:rsid="0013fe06" officeooo:paragraph-rsid="0013fe06"/>
    </style:style>
    <style:style style:name="P18" style:family="paragraph" style:parent-style-name="Standard">
      <style:text-properties fo:font-size="18pt" fo:font-weight="bold" officeooo:rsid="000f0dbf" officeooo:paragraph-rsid="000f0dbf" style:font-size-asian="18pt" style:font-weight-asian="bold" style:font-size-complex="18pt" style:font-weight-complex="bold"/>
    </style:style>
    <style:style style:name="P1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f0dbf" officeooo:paragraph-rsid="000f0dbf" style:font-size-asian="18pt" style:font-weight-asian="bold" style:font-size-complex="18pt" style:font-weight-complex="bold"/>
    </style:style>
    <style:style style:name="P20" style:family="paragraph" style:parent-style-name="Standard">
      <style:text-properties style:text-underline-style="solid" style:text-underline-width="auto" style:text-underline-color="font-color" fo:font-weight="bold" officeooo:rsid="0011cc80" officeooo:paragraph-rsid="0011cc80" style:font-weight-asian="bold" style:font-weight-complex="bold"/>
    </style:style>
    <style:style style:name="P21" style:family="paragraph" style:parent-style-name="Standard">
      <style:text-properties style:font-name="Liberation Serif" officeooo:rsid="0013fe06" officeooo:paragraph-rsid="0013fe06"/>
    </style:style>
    <style:style style:name="P22" style:family="paragraph" style:parent-style-name="Standard">
      <style:text-properties style:font-name="Liberation Serif" officeooo:rsid="0013fe06" officeooo:paragraph-rsid="0014155a"/>
    </style:style>
    <style:style style:name="P23" style:family="paragraph" style:parent-style-name="Standard">
      <style:text-properties style:font-name="Liberation Serif" fo:font-style="normal" fo:font-weight="normal" officeooo:rsid="0013fe06" officeooo:paragraph-rsid="0013fe06"/>
    </style:style>
    <style:style style:name="P24" style:family="paragraph" style:parent-style-name="Standard">
      <style:text-properties style:font-name="Liberation Serif" fo:font-style="normal" fo:font-weight="normal" officeooo:rsid="0013fe06" officeooo:paragraph-rsid="0014155a"/>
    </style:style>
    <style:style style:name="P25" style:family="paragraph" style:parent-style-name="Standard">
      <style:text-properties style:font-name="Liberation Serif" fo:font-style="normal" fo:font-weight="normal" officeooo:rsid="0011cc80" officeooo:paragraph-rsid="0014155a"/>
    </style:style>
    <style:style style:name="P26" style:family="paragraph" style:parent-style-name="Standard">
      <style:text-properties style:font-name="Liberation Serif" fo:font-style="normal" fo:font-weight="normal" officeooo:rsid="0016dbd9" officeooo:paragraph-rsid="0016dbd9"/>
    </style:style>
    <style:style style:name="P27" style:family="paragraph" style:parent-style-name="Standard">
      <style:text-properties style:font-name="Liberation Serif" fo:font-style="normal" fo:font-weight="normal" officeooo:rsid="0017c97e" officeooo:paragraph-rsid="0016dbd9"/>
    </style:style>
    <style:style style:name="P28" style:family="paragraph" style:parent-style-name="Standard">
      <style:text-properties style:font-name="Liberation Serif" fo:font-style="normal" style:text-underline-style="solid" style:text-underline-width="auto" style:text-underline-color="font-color" fo:font-weight="bold" officeooo:rsid="00152736" officeooo:paragraph-rsid="00152736" style:font-weight-asian="bold" style:font-weight-complex="bold"/>
    </style:style>
    <style:style style:name="P29" style:family="paragraph" style:parent-style-name="Standard">
      <style:text-properties style:font-name="Liberation Serif" fo:font-style="normal" style:text-underline-style="solid" style:text-underline-width="auto" style:text-underline-color="font-color" fo:font-weight="normal" officeooo:rsid="00152736" officeooo:paragraph-rsid="00152736"/>
    </style:style>
    <style:style style:name="P30" style:family="paragraph" style:parent-style-name="Standard">
      <style:text-properties officeooo:paragraph-rsid="0020267f"/>
    </style:style>
    <style:style style:name="P31" style:family="paragraph" style:parent-style-name="Standard">
      <style:text-properties officeooo:paragraph-rsid="0025bc00"/>
    </style:style>
    <style:style style:name="P32" style:family="paragraph" style:parent-style-name="Standard">
      <style:paragraph-properties fo:break-before="page"/>
      <style:text-properties style:text-underline-style="solid" style:text-underline-width="auto" style:text-underline-color="font-color" fo:font-weight="bold" officeooo:rsid="0011cc80" officeooo:paragraph-rsid="0013fe06" style:font-weight-asian="bold" style:font-weight-complex="bold"/>
    </style:style>
    <style:style style:name="P33" style:family="paragraph" style:parent-style-name="Standard">
      <style:paragraph-properties fo:break-before="page"/>
      <style:text-properties style:text-underline-style="solid" style:text-underline-width="auto" style:text-underline-color="font-color" fo:font-weight="bold" officeooo:rsid="0011cc80" officeooo:paragraph-rsid="0014155a" style:font-weight-asian="bold" style:font-weight-complex="bold"/>
    </style:style>
    <style:style style:name="P34" style:family="paragraph" style:parent-style-name="Standard">
      <style:paragraph-properties fo:break-before="page"/>
      <style:text-properties style:font-name="Monospace" style:text-underline-style="solid" style:text-underline-width="auto" style:text-underline-color="font-color" fo:font-weight="bold" officeooo:rsid="0011cc80" officeooo:paragraph-rsid="00165fae" style:font-weight-asian="bold" style:font-weight-complex="bold"/>
    </style:style>
    <style:style style:name="P35" style:family="paragraph" style:parent-style-name="Standard">
      <style:paragraph-properties fo:break-before="page"/>
      <style:text-properties style:font-name="Liberation Serif" fo:font-style="normal" fo:font-weight="normal" officeooo:rsid="0016dbd9" officeooo:paragraph-rsid="0016dbd9"/>
    </style:style>
    <style:style style:name="P36" style:family="paragraph" style:parent-style-name="Text_20_body">
      <style:paragraph-properties fo:break-before="page"/>
      <style:text-properties fo:font-variant="normal" fo:text-transform="none" fo:color="#0f0f0f" style:font-name="Liberation Serif" fo:font-size="12pt" fo:letter-spacing="normal" fo:font-style="normal" style:text-underline-style="solid" style:text-underline-width="auto" style:text-underline-color="font-color" fo:font-weight="normal" officeooo:rsid="00152736" officeooo:paragraph-rsid="00152736" style:font-size-asian="12pt" style:font-size-complex="12pt"/>
    </style:style>
    <style:style style:name="P37" style:family="paragraph" style:parent-style-name="Preformatted_20_Text">
      <style:paragraph-properties fo:margin-left="0.4925in" fo:margin-right="0in" style:line-height-at-least="0.1874in" fo:widows="1" fo:text-indent="0in" style:auto-text-indent="false"/>
      <style:text-properties fo:font-variant="normal" fo:text-transform="none" fo:color="#000000" style:font-name="Monospace" fo:font-size="9pt" fo:letter-spacing="normal" fo:font-style="normal" fo:font-weight="normal" fo:background-color="#ffffff" style:font-size-asian="9pt" style:font-size-complex="9pt"/>
    </style:style>
    <style:style style:name="P38" style:family="paragraph" style:parent-style-name="Preformatted_20_Text">
      <style:paragraph-properties fo:margin-left="0.4925in" fo:margin-right="0in" style:line-height-at-least="0.1874in" fo:widows="1" fo:text-indent="0in" style:auto-text-indent="false"/>
      <style:text-properties fo:font-variant="normal" fo:text-transform="none" fo:color="#000000" style:font-name="Monospace" fo:font-size="9pt" fo:letter-spacing="normal" fo:font-style="normal" fo:font-weight="normal" officeooo:paragraph-rsid="00165fae" fo:background-color="#ffffff" style:font-size-asian="9pt" style:font-size-complex="9pt"/>
    </style:style>
    <style:style style:name="P39" style:family="paragraph" style:parent-style-name="Preformatted_20_Text">
      <style:paragraph-properties fo:margin-left="0.4925in" fo:margin-right="0in" fo:text-indent="0in" style:auto-text-indent="false"/>
      <style:text-properties fo:font-variant="normal" fo:text-transform="none" fo:color="#000000" style:font-name="Monospace" fo:font-size="12pt" fo:letter-spacing="normal" fo:font-style="normal" fo:font-weight="normal" officeooo:rsid="0011cc80" officeooo:paragraph-rsid="0016dbd9" fo:background-color="#ffffff" style:font-size-asian="12pt" style:font-size-complex="12pt"/>
    </style:style>
    <style:style style:name="P40" style:family="paragraph" style:parent-style-name="Preformatted_20_Text">
      <style:paragraph-properties fo:margin-left="0.4925in" fo:margin-right="0in" style:line-height-at-least="0.1874in" fo:widows="1" fo:text-indent="0in" style:auto-text-indent="false"/>
      <style:text-properties fo:font-variant="normal" fo:text-transform="none" fo:color="#000000" style:font-name="Liberation Serif" fo:font-size="12pt" fo:letter-spacing="normal" fo:font-style="normal" fo:font-weight="normal" officeooo:rsid="0017c97e" officeooo:paragraph-rsid="0017c97e" fo:background-color="#ffffff"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 fo:font-style="normal" fo:font-weight="normal" officeooo:rsid="0016dbd9" officeooo:paragraph-rsid="0016dbd9"/>
    </style:style>
    <style:style style:name="P42" style:family="paragraph" style:parent-style-name="Preformatted_20_Text">
      <style:paragraph-properties fo:margin-left="0.9846in" fo:margin-right="0in" style:line-height-at-least="0.1874in" fo:widows="1" fo:text-indent="0in" style:auto-text-indent="false"/>
      <style:text-properties fo:font-variant="normal" fo:text-transform="none" fo:color="#000000" style:font-name="Monospace" fo:font-size="12pt" fo:letter-spacing="normal" fo:font-style="normal" fo:font-weight="normal" officeooo:paragraph-rsid="0016dbd9" fo:background-color="#ffffff" style:font-size-asian="12pt" style:font-size-complex="12pt"/>
    </style:style>
    <style:style style:name="P43" style:family="paragraph" style:parent-style-name="Preformatted_20_Text">
      <style:paragraph-properties fo:margin-left="0.9846in" fo:margin-right="0in" fo:text-indent="0in" style:auto-text-indent="false"/>
      <style:text-properties fo:font-variant="normal" fo:text-transform="none" fo:color="#000000" style:font-name="Monospace" fo:font-size="12pt" fo:letter-spacing="normal" fo:font-style="normal" fo:font-weight="normal" officeooo:rsid="0011cc80" officeooo:paragraph-rsid="001e348f" fo:background-color="#ffffff" style:font-size-asian="12pt" style:font-size-complex="12pt"/>
    </style:style>
    <style:style style:name="P44" style:family="paragraph" style:parent-style-name="Preformatted_20_Text">
      <style:paragraph-properties fo:margin-left="0.9846in" fo:margin-right="0in" fo:text-indent="0in" style:auto-text-indent="false"/>
      <style:text-properties fo:font-variant="normal" fo:text-transform="none" fo:color="#000000" style:font-name="Liberation Serif" fo:font-size="12pt" fo:letter-spacing="normal" fo:font-style="normal" fo:font-weight="normal" officeooo:rsid="0017c97e" officeooo:paragraph-rsid="0017c97e" fo:background-color="#ffffff" style:font-size-asian="12pt" style:font-size-complex="12pt"/>
    </style:style>
    <style:style style:name="P45" style:family="paragraph" style:parent-style-name="Standard">
      <style:paragraph-properties fo:margin-left="0.9846in" fo:margin-right="0in" fo:text-indent="0in" style:auto-text-indent="false"/>
      <style:text-properties style:font-name="Liberation Serif" fo:font-style="normal" fo:font-weight="normal" officeooo:rsid="0016dbd9" officeooo:paragraph-rsid="0016dbd9"/>
    </style:style>
    <style:style style:name="P46" style:family="paragraph" style:parent-style-name="Text_20_body">
      <style:paragraph-properties fo:margin-left="0in" fo:margin-right="0in" style:line-height-at-least="0.2083in" fo:widows="1" fo:text-indent="0in" style:auto-text-indent="false" fo:padding="0in" fo:border="none"/>
      <style:text-properties fo:font-variant="normal" fo:text-transform="none" fo:color="#0f0f0f" style:font-name="Verdana" fo:font-size="9pt" fo:letter-spacing="normal" fo:font-style="normal" fo:font-weight="normal"/>
    </style:style>
    <style:style style:name="P47" style:family="paragraph" style:parent-style-name="Text_20_body">
      <style:paragraph-properties fo:margin-left="0in" fo:margin-right="0in" style:line-height-at-least="0.2083in" fo:widows="1" fo:text-indent="0in" style:auto-text-indent="false" fo:padding="0in" fo:border="none"/>
      <style:text-properties fo:font-variant="normal" fo:text-transform="none" fo:color="#0f0f0f" style:font-name="Liberation Serif" fo:font-size="12pt" fo:letter-spacing="normal" fo:font-style="normal" fo:font-weight="normal" style:font-size-asian="12pt" style:font-size-complex="12pt"/>
    </style:style>
    <style:style style:name="P48" style:family="paragraph" style:parent-style-name="Preformatted_20_Text">
      <style:paragraph-properties fo:margin-left="0in" fo:margin-right="0in" style:line-height-at-least="0.1874in" fo:widows="1" fo:text-indent="0in" style:auto-text-indent="false"/>
      <style:text-properties fo:font-variant="normal" fo:text-transform="none" fo:color="#000000" style:font-name="Liberation Serif" fo:font-size="12pt" fo:letter-spacing="normal" fo:font-style="normal" fo:font-weight="normal" officeooo:rsid="001b4242" officeooo:paragraph-rsid="001b4242" fo:background-color="#ffffff" style:font-size-asian="12pt" style:font-size-complex="12pt"/>
    </style:style>
    <style:style style:name="P49" style:family="paragraph" style:parent-style-name="Preformatted_20_Text">
      <style:text-properties fo:font-variant="normal" fo:text-transform="none" fo:color="#000000" style:font-name="Monospace" fo:font-size="12pt" fo:letter-spacing="normal" fo:font-style="normal" fo:font-weight="normal" officeooo:rsid="0011cc80" officeooo:paragraph-rsid="0014155a" fo:background-color="#ffffff" style:font-size-asian="12pt" style:font-size-complex="12pt"/>
    </style:style>
    <style:style style:name="P50" style:family="paragraph" style:parent-style-name="Preformatted_20_Text">
      <style:paragraph-properties style:line-height-at-least="0.1874in" fo:widows="1"/>
      <style:text-properties fo:font-variant="normal" fo:text-transform="none" fo:color="#000000" style:font-name="Monospace" fo:font-size="12pt" fo:letter-spacing="normal" fo:font-style="normal" fo:font-weight="normal" fo:background-color="#ffffff" style:font-size-asian="12pt" style:font-size-complex="12pt"/>
    </style:style>
    <style:style style:name="P51" style:family="paragraph" style:parent-style-name="Preformatted_20_Text">
      <style:paragraph-properties fo:margin-top="0in" fo:margin-bottom="0.1965in" loext:contextual-spacing="false" style:line-height-at-least="0.1874in" fo:widows="1"/>
      <style:text-properties fo:font-variant="normal" fo:text-transform="none" fo:color="#000000" style:font-name="Monospace" fo:font-size="12pt" fo:letter-spacing="normal" fo:font-style="normal" fo:font-weight="normal" fo:background-color="#ffffff" style:font-size-asian="12pt" style:font-size-complex="12pt"/>
    </style:style>
    <style:style style:name="P52" style:family="paragraph" style:parent-style-name="Preformatted_20_Text">
      <style:paragraph-properties fo:margin-left="1.4772in" fo:margin-right="0in" fo:margin-top="0in" fo:margin-bottom="0.1965in" loext:contextual-spacing="false" style:line-height-at-least="0.1874in" fo:widows="1" fo:text-indent="0in" style:auto-text-indent="false"/>
      <style:text-properties fo:font-variant="normal" fo:text-transform="none" fo:color="#000000" style:font-name="Monospace" fo:font-size="12pt" fo:letter-spacing="normal" fo:font-style="normal" fo:font-weight="normal" officeooo:rsid="0016dbd9" officeooo:paragraph-rsid="0016dbd9" fo:background-color="#ffffff" style:font-size-asian="12pt" style:font-size-complex="12pt"/>
    </style:style>
    <style:style style:name="P53" style:family="paragraph" style:parent-style-name="Preformatted_20_Text">
      <style:paragraph-properties fo:margin-left="1.4772in" fo:margin-right="0in" style:line-height-at-least="0.1874in" fo:widows="1" fo:text-indent="0in" style:auto-text-indent="false"/>
      <style:text-properties fo:font-variant="normal" fo:text-transform="none" fo:color="#000000" style:font-name="Monospace" fo:font-size="12pt" fo:letter-spacing="normal" fo:font-style="normal" fo:font-weight="normal" officeooo:rsid="0016dbd9" officeooo:paragraph-rsid="001e348f" fo:background-color="#ffffff" style:font-size-asian="12pt" style:font-size-complex="12pt"/>
    </style:style>
    <style:style style:name="P54" style:family="paragraph" style:parent-style-name="Preformatted_20_Text">
      <style:paragraph-properties fo:margin-left="1.4772in" fo:margin-right="0in" style:line-height-at-least="0.1874in" fo:widows="1" fo:text-indent="0in" style:auto-text-indent="false"/>
      <style:text-properties fo:font-variant="normal" fo:text-transform="none" fo:color="#000000" style:font-name="Monospace" fo:font-size="12pt" fo:letter-spacing="normal" fo:font-style="normal" fo:font-weight="normal" officeooo:paragraph-rsid="001e348f" fo:background-color="#ffffff" style:font-size-asian="12pt" style:font-size-complex="12pt"/>
    </style:style>
    <style:style style:name="P55" style:family="paragraph" style:parent-style-name="Standard" style:list-style-name="L1">
      <style:text-properties officeooo:paragraph-rsid="000f0dbf"/>
    </style:style>
    <style:style style:name="P56" style:family="paragraph" style:parent-style-name="Standard" style:list-style-name="L1">
      <style:text-properties officeooo:rsid="000f0dbf" officeooo:paragraph-rsid="00107388"/>
    </style:style>
    <style:style style:name="P57" style:family="paragraph" style:parent-style-name="Standard" style:list-style-name="L1">
      <style:text-properties officeooo:rsid="00107388" officeooo:paragraph-rsid="00107388"/>
    </style:style>
    <style:style style:name="P58" style:family="paragraph" style:parent-style-name="Standard" style:list-style-name="L2">
      <style:text-properties style:font-name="Liberation Serif" officeooo:rsid="00152736" officeooo:paragraph-rsid="00152736"/>
    </style:style>
    <style:style style:name="P59" style:family="paragraph" style:parent-style-name="Standard" style:list-style-name="L4">
      <style:text-properties style:font-name="Liberation Serif" fo:font-style="normal" fo:font-weight="normal" officeooo:rsid="0016dbd9" officeooo:paragraph-rsid="0016dbd9"/>
    </style:style>
    <style:style style:name="P60" style:family="paragraph" style:parent-style-name="Standard" style:list-style-name="L5">
      <style:text-properties style:font-name="Liberation Serif" fo:font-style="normal" fo:font-weight="normal" officeooo:rsid="0016dbd9" officeooo:paragraph-rsid="0016dbd9"/>
    </style:style>
    <style:style style:name="P61" style:family="paragraph" style:parent-style-name="Standard" style:list-style-name="L4">
      <style:text-properties style:font-name="Liberation Serif" officeooo:rsid="0016dbd9" officeooo:paragraph-rsid="0016dbd9"/>
    </style:style>
    <style:style style:name="P62" style:family="paragraph" style:parent-style-name="Standard" style:list-style-name="L4">
      <style:text-properties style:font-name="Liberation Serif" officeooo:rsid="001e348f" officeooo:paragraph-rsid="001e348f"/>
    </style:style>
    <style:style style:name="P63" style:family="paragraph" style:parent-style-name="Standard" style:list-style-name="L2">
      <style:text-properties fo:font-variant="normal" fo:text-transform="none" fo:color="#0f0f0f" style:font-name="Liberation Serif" fo:font-size="12pt" fo:letter-spacing="normal" fo:font-style="normal" fo:font-weight="normal" officeooo:rsid="00152736" officeooo:paragraph-rsid="00152736" style:font-size-asian="12pt" style:font-size-complex="12pt"/>
    </style:style>
    <style:style style:name="P64" style:family="paragraph" style:parent-style-name="Text_20_body" style:list-style-name="L3">
      <style:paragraph-properties style:line-height-at-least="0.2083in" fo:widows="1"/>
      <style:text-properties fo:font-variant="normal" fo:text-transform="none" fo:color="#0f0f0f" style:font-name="Liberation Serif" fo:font-size="12pt" fo:letter-spacing="normal" fo:font-style="normal" fo:font-weight="normal" style:font-size-asian="12pt" style:font-size-complex="12pt"/>
    </style:style>
    <style:style style:name="P65" style:family="paragraph" style:parent-style-name="Text_20_body" style:list-style-name="L3">
      <style:paragraph-properties fo:margin-top="0in" fo:margin-bottom="0in" loext:contextual-spacing="false" style:line-height-at-least="0.2083in" fo:widows="1"/>
      <style:text-properties fo:font-variant="normal" fo:text-transform="none" fo:color="#0f0f0f" style:font-name="Liberation Serif" fo:font-size="12pt" fo:letter-spacing="normal" fo:font-style="normal" fo:font-weight="normal" style:font-size-asian="12pt" style:font-size-complex="12pt"/>
    </style:style>
    <style:style style:name="P66" style:family="paragraph" style:parent-style-name="Heading_20_3">
      <style:paragraph-properties fo:margin-left="0in" fo:margin-right="0in" fo:margin-top="0in" fo:margin-bottom="0.0972in" loext:contextual-spacing="false" fo:widows="1" fo:text-indent="0in" style:auto-text-indent="false" fo:padding="0in" fo:border="none"/>
      <style:text-properties fo:font-variant="normal" fo:text-transform="none" fo:color="#395165" style:font-name="Verdana" fo:font-size="12.75pt" fo:letter-spacing="normal" fo:font-style="normal"/>
    </style:style>
    <style:style style:name="T1" style:family="text">
      <style:text-properties officeooo:rsid="000f0dbf"/>
    </style:style>
    <style:style style:name="T2" style:family="text">
      <style:text-properties officeooo:rsid="00107388"/>
    </style:style>
    <style:style style:name="T3" style:family="text">
      <style:text-properties fo:font-style="normal"/>
    </style:style>
    <style:style style:name="T4" style:family="text">
      <style:text-properties fo:font-style="normal" fo:font-weight="normal"/>
    </style:style>
    <style:style style:name="T5" style:family="text">
      <style:text-properties fo:font-style="normal" fo:font-weight="normal" officeooo:rsid="0013fe06"/>
    </style:style>
    <style:style style:name="T6" style:family="text">
      <style:text-properties fo:font-style="normal" fo:font-weight="normal" officeooo:rsid="0014155a" style:font-weight-asian="normal" style:font-weight-complex="normal"/>
    </style:style>
    <style:style style:name="T7" style:family="text">
      <style:text-properties fo:font-style="normal" fo:font-weight="normal" officeooo:rsid="0014155a"/>
    </style:style>
    <style:style style:name="T8" style:family="text">
      <style:text-properties fo:font-style="normal" fo:font-weight="normal" officeooo:rsid="00165fae"/>
    </style:style>
    <style:style style:name="T9" style:family="text">
      <style:text-properties fo:font-style="normal" fo:font-weight="normal" officeooo:rsid="0017c97e"/>
    </style:style>
    <style:style style:name="T10" style:family="text">
      <style:text-properties fo:font-style="normal" fo:font-weight="normal" officeooo:rsid="001e348f"/>
    </style:style>
    <style:style style:name="T11" style:family="text">
      <style:text-properties fo:font-style="normal" fo:font-weight="normal" officeooo:rsid="0023e041"/>
    </style:style>
    <style:style style:name="T12" style:family="text">
      <style:text-properties fo:font-style="normal" fo:font-weight="bold" style:font-weight-asian="bold" style:font-weight-complex="bold"/>
    </style:style>
    <style:style style:name="T13" style:family="text">
      <style:text-properties fo:font-style="normal" fo:font-weight="bold" officeooo:rsid="0013fe06" style:font-weight-asian="bold" style:font-weight-complex="bold"/>
    </style:style>
    <style:style style:name="T14" style:family="text">
      <style:text-properties fo:font-style="normal" fo:font-weight="bold" officeooo:rsid="0014155a" style:font-weight-asian="bold" style:font-weight-complex="bold"/>
    </style:style>
    <style:style style:name="T15" style:family="text">
      <style:text-properties fo:font-style="normal" fo:font-weight="bold" officeooo:rsid="002169ea" style:font-weight-asian="bold" style:font-weight-complex="bold"/>
    </style:style>
    <style:style style:name="T16" style:family="text">
      <style:text-properties fo:font-style="normal" officeooo:rsid="00165fae"/>
    </style:style>
    <style:style style:name="T17" style:family="text">
      <style:text-properties fo:font-style="normal" officeooo:rsid="0013fe06"/>
    </style:style>
    <style:style style:name="T18" style:family="text">
      <style:text-properties style:font-name="monospace" fo:font-style="normal" fo:font-weight="normal"/>
    </style:style>
    <style:style style:name="T19" style:family="text">
      <style:text-properties style:font-name="monospace" fo:font-style="normal" fo:font-weight="bold" style:font-weight-asian="bold" style:font-weight-complex="bold"/>
    </style:style>
    <style:style style:name="T20" style:family="text">
      <style:text-properties style:font-name="monospace" fo:font-size="10pt" fo:font-style="normal" fo:font-weight="bold" style:font-size-asian="10pt" style:font-weight-asian="bold" style:font-size-complex="10pt" style:font-weight-complex="bold"/>
    </style:style>
    <style:style style:name="T21" style:family="text">
      <style:text-properties style:font-name="monospace" fo:font-size="10pt" fo:font-style="normal" fo:font-weight="bold" officeooo:rsid="0020267f" style:font-size-asian="10pt" style:font-weight-asian="bold" style:font-size-complex="10pt" style:font-weight-complex="bold"/>
    </style:style>
    <style:style style:name="T22" style:family="text">
      <style:text-properties fo:font-variant="normal" fo:text-transform="none" fo:color="#0f0f0f" fo:font-size="12pt" fo:letter-spacing="normal" fo:font-style="normal" fo:font-weight="normal" style:font-size-asian="12pt" style:font-size-complex="12pt"/>
    </style:style>
    <style:style style:name="T23" style:family="text">
      <style:text-properties officeooo:rsid="0013fe06"/>
    </style:style>
    <style:style style:name="T24" style:family="text">
      <style:text-properties fo:font-weight="bold" style:font-weight-asian="bold" style:font-weight-complex="bold"/>
    </style:style>
    <style:style style:name="T25" style:family="text">
      <style:text-properties fo:font-weight="bold" officeooo:rsid="000f0dbf" style:font-weight-asian="bold" style:font-weight-complex="bold"/>
    </style:style>
    <style:style style:name="T26" style:family="text">
      <style:text-properties fo:font-weight="bold" officeooo:rsid="00107388" style:font-weight-asian="bold" style:font-weight-complex="bold"/>
    </style:style>
    <style:style style:name="T27" style:family="text">
      <style:text-properties fo:font-weight="bold" officeooo:rsid="0014155a" style:font-weight-asian="bold" style:font-weight-complex="bold"/>
    </style:style>
    <style:style style:name="T28" style:family="text">
      <style:text-properties fo:font-weight="bold" officeooo:rsid="00165fae" style:font-weight-asian="bold" style:font-weight-complex="bold"/>
    </style:style>
    <style:style style:name="T29" style:family="text">
      <style:text-properties fo:font-weight="bold" officeooo:rsid="002235ae" style:font-weight-asian="bold" style:font-weight-complex="bold"/>
    </style:style>
    <style:style style:name="T30" style:family="text">
      <style:text-properties officeooo:rsid="0014155a"/>
    </style:style>
    <style:style style:name="T31" style:family="text">
      <style:text-properties officeooo:rsid="0014a31d"/>
    </style:style>
    <style:style style:name="T32" style:family="text">
      <style:text-properties officeooo:rsid="00165fae"/>
    </style:style>
    <style:style style:name="T33" style:family="text">
      <style:text-properties officeooo:rsid="0016dbd9"/>
    </style:style>
    <style:style style:name="T34" style:family="text">
      <style:text-properties officeooo:rsid="0017c97e"/>
    </style:style>
    <style:style style:name="T35" style:family="text">
      <style:text-properties officeooo:rsid="001afdbd"/>
    </style:style>
    <style:style style:name="T36" style:family="text">
      <style:text-properties officeooo:rsid="001cb26d"/>
    </style:style>
    <style:style style:name="T37" style:family="text">
      <style:text-properties officeooo:rsid="001d31f9"/>
    </style:style>
    <style:style style:name="T38" style:family="text">
      <style:text-properties officeooo:rsid="001e34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ÀCTICA <text:span text:style-name="T36">6</text:span></text:p>
      <text:p text:style-name="P1"/>
      <text:p text:style-name="P19">TRIGGERs (disparadors)</text:p>
      <text:p text:style-name="P19"/>
      <text:p text:style-name="P1">Creem un TRIGGER quan volem <text:span text:style-name="T30">que la B.D. executi</text:span> una funció <text:span text:style-name="T24">ABANS</text:span> d'un INSERT o d'un UPDATE o d'un DELETE, o <text:span text:style-name="T24">DESPRÉS</text:span> d'un INSERT o d'un UPDATE o d'un DELETE, <text:span text:style-name="T31">per una taula especificada.</text:span></text:p>
      <text:p text:style-name="P1"/>
      <text:p text:style-name="P1">La funció que crida el TRIGGER pot tornar :</text:p>
      <text:list xml:id="list5212750642272317793" text:style-name="L1">
        <text:list-item>
          <text:p text:style-name="P55"><text:span text:style-name="T25">NULL</text:span><text:span text:style-name="T1"> : En aquest cas, i si el TRIGGER és -BEFORE-, no s'executarà l'INSERT o l'UPDATE o el DELETE posterior</text:span></text:p>
        </text:list-item>
        <text:list-item>
          <text:p text:style-name="P56"><text:span text:style-name="T26">NEW</text:span><text:span text:style-name="T2"> : ÉS el</text:span> registre tal com s'insertarà o modificarà <text:s/>si el TRIGGER és -BEFORE- <text:span text:style-name="T2">per </text:span>INSERT o l'UPDATE</text:p>
        </text:list-item>
        <text:list-item>
          <text:p text:style-name="P57"><text:span text:style-name="T24">OLD</text:span> : El registre afectat <text:span text:style-name="T1">si el TRIGGER és -BEFORE- </text:span>per DELETE</text:p>
        </text:list-item>
      </text:list>
      <text:p text:style-name="P1"/>
      <text:p text:style-name="P1"/>
      <text:p text:style-name="P20">Primer exemple : <text:span text:style-name="T23">TRIGGER ABANS de l'INSERT que posa </text:span>majúscules al nom.</text:p>
      <text:p text:style-name="P2"/>
      <text:p text:style-name="P5">CREATE TABLE emp</text:p>
      <text:p text:style-name="P5"><text:s/>( <text:s/>empname text,</text:p>
      <text:p text:style-name="P4"><text:s text:c="4"/><text:span text:style-name="T4">salary integer,</text:span></text:p>
      <text:p text:style-name="P4"><text:s text:c="4"/><text:span text:style-name="T4">last_date timestamp,</text:span></text:p>
      <text:p text:style-name="P4"><text:s text:c="4"/><text:span text:style-name="T4">last_user text</text:span></text:p>
      <text:p text:style-name="P4">);</text:p>
      <text:p text:style-name="P4"/>
      <text:p text:style-name="P21">Funció que cridarà el TRIGGER, ha d'existir abans de crear el TRIGGER:</text:p>
      <text:p text:style-name="P6"><text:span text:style-name="T24">CREATE FUNCTION</text:span> emp_<text:span text:style-name="T23">nom_upper</text:span>() <text:span text:style-name="T24">RETURNS trigger</text:span> </text:p>
      <text:p text:style-name="P6">AS $emp_stamp$</text:p>
      <text:p text:style-name="P6"><text:s text:c="3"/><text:tab/><text:span text:style-name="T4">BEGIN</text:span></text:p>
      <text:p text:style-name="P6"><text:span text:style-name="T4"><text:tab/><text:tab/></text:span><text:span text:style-name="T5">NEW.empname = upper(NEW.empname)</text:span></text:p>
      <text:p text:style-name="P6"><text:span text:style-name="T5"><text:tab/><text:tab/></text:span><text:span text:style-name="T13">RETURN NEW</text:span></text:p>
      <text:p text:style-name="P10"><text:tab/>END;</text:p>
      <text:p text:style-name="P6"><text:s/>$emp_stamp$ </text:p>
      <text:p text:style-name="P6">LANGUAGE plpgsql;</text:p>
      <text:p text:style-name="P6"/>
      <text:p text:style-name="P21">Creació del TRIGGER:</text:p>
      <text:p text:style-name="P6"><text:span text:style-name="T24">CREATE TRIGGER</text:span> emp_stamp <text:span text:style-name="T24">BEFORE INSERT OR UPDATE</text:span> ON emp</text:p>
      <text:p text:style-name="P6"><text:s text:c="4"/><text:span text:style-name="T4">FOR EACH ROW EXECUTE PROCEDURE emp_</text:span><text:span text:style-name="T7">nom_upper</text:span><text:span text:style-name="T4">();</text:span></text:p>
      <text:p text:style-name="P12"/>
      <text:p text:style-name="P23">Prova del TRIGGER:</text:p>
      <text:p text:style-name="P10">INSERT INTO emp VALUES ('Sara Plans Tries', 1000);</text:p>
      <text:p text:style-name="P10"/>
      <text:p text:style-name="P10">SELECT * FROM emp;</text:p>
      <text:p text:style-name="P10"/>
      <text:p text:style-name="P23">Visualitzar la definició de la taula amb el TRIGGER incorporat:</text:p>
      <text:p text:style-name="P10">\d emp;</text:p>
      <text:p text:style-name="P6"/>
      <text:p text:style-name="P17"/>
      <text:p text:style-name="P32"><text:span text:style-name="T23">Segon</text:span> exemple : <text:span text:style-name="T23">TRIGGER ABANS de l'INSERT que controla que el nom i el salari no siguin NULL o negatiu i posa data-timestamp i usuari</text:span>.</text:p>
      <text:p text:style-name="P3"/>
      <text:p text:style-name="P4"><text:span text:style-name="T24">CREATE </text:span><text:span text:style-name="T29">OR REPLACE </text:span><text:span text:style-name="T24">FUNCTION </text:span>emp_stamp() <text:span text:style-name="T24">RETURNS trigger</text:span> AS $emp_stamp$</text:p>
      <text:p text:style-name="Standard"><text:s text:c="4"/><text:span text:style-name="T18">BEGIN</text:span></text:p>
      <text:p text:style-name="Standard"><text:s text:c="8"/><text:span text:style-name="T18">IF NEW.empname IS NULL THEN</text:span></text:p>
      <text:p text:style-name="Standard"><text:s text:c="12"/><text:span text:style-name="T18">RAISE EXCEPTION 'empname cannot be null';</text:span></text:p>
      <text:p text:style-name="P31"><text:span text:style-name="T20"><text:tab/>RETURN N</text:span><text:span text:style-name="T21">ULL</text:span><text:span text:style-name="T20">;</text:span></text:p>
      <text:p text:style-name="Standard"><text:s text:c="8"/><text:span text:style-name="T18">END IF;</text:span></text:p>
      <text:p text:style-name="Standard"><text:s text:c="8"/><text:span text:style-name="T18">IF NEW.salary IS NULL THEN</text:span></text:p>
      <text:p text:style-name="Standard"><text:s text:c="12"/><text:span text:style-name="T18">RAISE EXCEPTION '% cannot have null salary', NEW.empname;</text:span></text:p>
      <text:p text:style-name="P31"><text:span text:style-name="T18"><text:tab/></text:span><text:span text:style-name="T20">RETURN N</text:span><text:span text:style-name="T21">ULL</text:span><text:span text:style-name="T20">;</text:span></text:p>
      <text:p text:style-name="Standard"><text:s text:c="8"/><text:span text:style-name="T18">END IF;</text:span></text:p>
      <text:p text:style-name="Standard"><text:s text:c="8"/><text:span text:style-name="T18">IF NEW.salary &lt; 0 THEN</text:span></text:p>
      <text:p text:style-name="P30"><text:s text:c="12"/><text:span text:style-name="T20">RETURN N</text:span><text:span text:style-name="T21">ULL</text:span><text:span text:style-name="T20">;</text:span></text:p>
      <text:p text:style-name="Standard"><text:s text:c="8"/><text:span text:style-name="T18">END IF;</text:span></text:p>
      <text:p text:style-name="Standard"/>
      <text:p text:style-name="Standard"><text:s text:c="8"/><text:span text:style-name="T18">NEW.last_date := current_timestamp;</text:span></text:p>
      <text:p text:style-name="Standard"><text:s text:c="8"/><text:span text:style-name="T18">NEW.last_user := current_user;</text:span></text:p>
      <text:p text:style-name="Standard"><text:s text:c="6"/><text:span text:style-name="T24"><text:s text:c="2"/></text:span><text:span text:style-name="T19">RETURN NEW;</text:span></text:p>
      <text:p text:style-name="Standard"><text:s text:c="4"/><text:span text:style-name="T18">END;</text:span></text:p>
      <text:p text:style-name="P4">$emp_stamp$ LANGUAGE plpgsql;</text:p>
      <text:p text:style-name="P4"/>
      <text:p text:style-name="P4"><text:span text:style-name="T24">CREATE TRIGGER</text:span> emp_stamp <text:span text:style-name="T24">BEFORE INSERT OR UPDATE</text:span> ON emp</text:p>
      <text:p text:style-name="P4"><text:s text:c="4"/><text:span text:style-name="T4">FOR EACH ROW EXECUTE PROCEDURE emp_stamp();</text:span></text:p>
      <text:p text:style-name="P8"/>
      <text:p text:style-name="P23">Prova del TRIGGER:</text:p>
      <text:p text:style-name="P10">INSERT INTO emp VALUES ('Carles Saus Blanc', 3000);</text:p>
      <text:p text:style-name="P10">INSERT INTO emp VALUES ('Carles Saus Blanc', -3000);</text:p>
      <text:p text:style-name="P10">INSERT INTO emp VALUES ('Carles Saus Blanc');</text:p>
      <text:p text:style-name="P10">INSERT INTO emp VALUES ('');</text:p>
      <text:p text:style-name="P10"/>
      <text:p text:style-name="P10">SELECT * FROM emp;</text:p>
      <text:p text:style-name="P10"/>
      <text:p text:style-name="P16">Buscar els logs amb l’error a : /var/lib/pgsql/data/pg_log</text:p>
      <text:p text:style-name="P16"/>
      <text:p text:style-name="P23">Visualitzar la definició de la taula amb el TRIGGER incorporat:</text:p>
      <text:p text:style-name="P10">\d emp;</text:p>
      <text:p text:style-name="P10"/>
      <text:p text:style-name="P33"><text:span text:style-name="T30">Tercer</text:span> exemple : <text:span text:style-name="T23">TRIGGER ABANS del DELETE que només deixarà esborrar els registres amb salari més gran de 1000</text:span>.</text:p>
      <text:p text:style-name="P13"/>
      <text:p text:style-name="P22">Funció que cridarà el TRIGGER, ha d'existir abans de crear el TRIGGER:</text:p>
      <text:p text:style-name="P9"><text:span text:style-name="T24">CREATE FUNCTION</text:span> emp_<text:span text:style-name="T23">no_esborrar</text:span>() <text:span text:style-name="T24">RETURNS trigger</text:span> </text:p>
      <text:p text:style-name="P9">AS $emp_stamp$</text:p>
      <text:p text:style-name="P9"><text:s text:c="3"/><text:tab/><text:span text:style-name="T4">BEGIN</text:span></text:p>
      <text:p text:style-name="P9"><text:span text:style-name="T4"><text:tab/><text:tab/></text:span><text:span text:style-name="T6">IF OLD.salary &gt; 1000 THEN</text:span></text:p>
      <text:p text:style-name="P9"><text:span text:style-name="T6"><text:tab/><text:tab/><text:tab/></text:span><text:span text:style-name="T14">RETURN OLD</text:span></text:p>
      <text:p text:style-name="P14"><text:tab/><text:tab/>ELSE</text:p>
      <text:p text:style-name="P9"><text:span text:style-name="T6"><text:tab/><text:tab/><text:tab/></text:span><text:span text:style-name="T14">RETURN N</text:span><text:span text:style-name="T15">ULL</text:span></text:p>
      <text:p text:style-name="P14"><text:tab/><text:tab/>END IF</text:p>
      <text:p text:style-name="P11"><text:tab/>END;</text:p>
      <text:p text:style-name="P9"><text:s/>$emp_stamp$ </text:p>
      <text:p text:style-name="P9">LANGUAGE plpgsql;</text:p>
      <text:p text:style-name="P9"/>
      <text:p text:style-name="P22">Creació del TRIGGER:</text:p>
      <text:p text:style-name="P9"><text:span text:style-name="T24">CREATE TRIGGER</text:span> emp_stamp <text:span text:style-name="T24">BEFORE </text:span><text:span text:style-name="T27">DELETE</text:span> ON emp</text:p>
      <text:p text:style-name="P9"><text:s text:c="4"/><text:span text:style-name="T4">FOR EACH ROW EXECUTE PROCEDURE emp_</text:span><text:span text:style-name="T7">no_esborrar</text:span><text:span text:style-name="T4">();</text:span></text:p>
      <text:p text:style-name="P15"/>
      <text:p text:style-name="P24">Prova del TRIGGER:</text:p>
      <text:p text:style-name="P7"><text:span text:style-name="T7">DELETE FROM emp</text:span><text:span text:style-name="T4">;</text:span></text:p>
      <text:p text:style-name="P11"/>
      <text:p text:style-name="P11">SELECT * FROM emp;</text:p>
      <text:p text:style-name="P11"/>
      <text:p text:style-name="P24">Visualitzar la definició de la taula amb el TRIGGER incorporat:</text:p>
      <text:p text:style-name="P11">\d emp;</text:p>
      <text:p text:style-name="P13"/>
      <text:p text:style-name="P13"/>
      <text:p text:style-name="P25"/>
      <text:p text:style-name="P28">2 tipus de TRIGGER :</text:p>
      <text:p text:style-name="P29"/>
      <text:list xml:id="list6838408576627565616" text:style-name="L2">
        <text:list-item>
          <text:p text:style-name="P58"><text:span text:style-name="T12">FOR EACH ROW</text:span><text:span text:style-name="T4"> : S'executa per cada registre afectat per la sentència SQL. Els exemples anteriors són <text:s/></text:span><text:span text:style-name="T22">row-level.</text:span></text:p>
          <text:p text:style-name="P63"/>
        </text:list-item>
        <text:list-item>
          <text:p text:style-name="P58"><text:span text:style-name="T12">FOR EACH STATEMENT </text:span><text:span text:style-name="T4">: S'executa només un cop, tant si la sentècia SQL afecta només a un registre com si n'afecta a més d'un. En els exemples anteriors el TRIGGER BEFORE DELETE afecta a varis registres, si hagués sigut statement-level només s'hagués executat un cop </text:span><text:span text:style-name="T8">la funció</text:span><text:span text:style-name="T4">.</text:span></text:p>
        </text:list-item>
      </text:list>
      <text:p text:style-name="P36">Regles a tenir en compte al treballar amb TRIGGERs:</text:p>
      <text:list xml:id="list1091608104256962053" text:style-name="L3">
        <text:list-item>
          <text:p text:style-name="P65">El procedimiento almacenado que se vaya a utilizar por el disparador debe de definirse e instalarse antes de definir el propio disparador.<text:line-break/></text:p>
        </text:list-item>
        <text:list-item>
          <text:p text:style-name="P65">Un procedimiento que se vaya a utilizar por un disparador no puede tener argumentos y tiene que devolver el tipo "trigger".<text:line-break/></text:p>
        </text:list-item>
        <text:list-item>
          <text:p text:style-name="P65">Un mismo procedimiento almacenado se puede utilizar por múltiples disparadores en diferentes tablas.<text:line-break/></text:p>
        </text:list-item>
        <text:list-item>
          <text:p text:style-name="P65">Procedimientos almacenados utilizados por disparadores que se ejecutan una sola vez per comando SQL (statement-level) tienen que devolver siempre NULL.<text:line-break/></text:p>
        </text:list-item>
        <text:list-item>
          <text:p text:style-name="P65">Procedimientos almacenados utilizados por disparadores que se ejecutan una vez per linea afectada por el comando SQL (row-level) pueden devolver una fila de tabla.<text:line-break/></text:p>
        </text:list-item>
        <text:list-item>
          <text:p text:style-name="P65">Procedimientos almacenados utilizados por disparadores que se ejecutan una vez per fila afectada por el comando SQL (row-level) y ANTES de ejecutar el comando SQL que lo lanzó, pueden:</text:p>
          <text:list>
            <text:list-item>
              <text:p text:style-name="P65">Retornar NULL para saltarse la operación en la fila afectada.</text:p>
            </text:list-item>
            <text:list-item>
              <text:p text:style-name="P65">Ó devolver una fila de tabla (RECORD)<text:line-break/></text:p>
            </text:list-item>
          </text:list>
        </text:list-item>
        <text:list-item>
          <text:p text:style-name="P65">Procedimientos almacenados utilizados por disparadores que se ejecutan DESPUES de ejecutar el comando SQL que lo lanzó, ignoran el valor de retorno, asi que pueden retornar NULL sin problemas.<text:line-break/></text:p>
        </text:list-item>
        <text:list-item>
          <text:p text:style-name="P65">En resumen, independendientemente de como se defina un disparador, el procedimiento almacenado utilizado por dicho disparador tiene que devolver ó bien NULL, ó bien un valor RECRD con la misma estructura que la tabla que lanzó dicho disparador.<text:line-break/></text:p>
        </text:list-item>
        <text:list-item>
          <text:p text:style-name="P65">Si una tabla tiene más de un disparador definido para un mismo evento (INSERT,UPDATE,DELETE), estos se ejecutarán en orden alfabético por el nombre del disparador. En el caso de disparadores del tipo ANTES / row-level, la file retornada por cada disparador, se convierte en la entrada del siguiente. Si alguno de ellos retorna NULL, la operación será anulada para la fila afectada.<text:line-break/></text:p>
        </text:list-item>
        <text:list-item>
          <text:p text:style-name="P64">Procedimientos almacenados utilizados por disparadores pueden ejecutar sentencias SQL que a su vez pueden activar otros disparadores. Esto se conoce como disparadores en cascada. No existe límite para el número de disparadores que se pueden llamar pero es responsabilidad del programador el evitar una recursión infinita de llamadas en la que un disparador se llame asi mismo de manera recursiva.</text:p>
        </text:list-item>
      </text:list>
      <text:p text:style-name="P47">Otra cosa que tenemos que tener en cuenta es que, por cada disparador que definamos en una tabla, nuestra base de datos tendrá que ejecutar la función asociada a dicho disparador. El uso de disparadores de manera incorrecta ó inefectiva puede afectar significativamente al rendimiento de nuestra base de datos. </text:p>
      <text:h text:style-name="P66" text:outline-level="3"><text:soft-page-break/>Variables especiales en PL/pgSQL</text:h>
      <text:p text:style-name="P46">Cuando una función escrita en PL/pgSQL es llamada por un disparador tenemos ciertas variable<text:span text:style-name="T33">S</text:span> especiales disponibles en dicha función. Estas variables son las siguientes:</text:p>
      <text:p text:style-name="P46">NEW<text:line-break/>Tipo de dato RECORD; Variable que contiene la nueva fila de la tabla para las operaciones INSERT/UPDATE en disparadores del tipo row-level. Esta variable es NULL en disparadores del tipo statement-level.</text:p>
      <text:p text:style-name="P46">OLD<text:line-break/>Tipo de dato RECORD; Variable que contiene la antigua fila de la tabla para las operaciones UPDATE/DELETE en disparadores del tipo row-level. Esta variable es NULL en disparadores del tipo statement-level.</text:p>
      <text:p text:style-name="P46">TG_NAME<text:line-break/>Tipo de dato name; variable que contiene el nombre del disparador que está usando la función actualmente.</text:p>
      <text:p text:style-name="P46">TG_WHEN<text:line-break/>Tipo de dato text; una cadena de texto con el valor BEFORE o AFTER dependiendo de como el disparador que está usando la función actualmente ha sido definido</text:p>
      <text:p text:style-name="P46">TG_LEVEL<text:line-break/>Tipo de dato text; una cadena de texto con el valor ROW o STATEMENT dependiendo de como el disparador que está usando la función actualmente ha sido definido</text:p>
      <text:p text:style-name="P46">TG_OP<text:line-break/>Tipo de dato text; una cadena de texto con el valor INSERT, UPDATE o DELETE dependiendo de la operación que ha activado el disparador que está usando la función actualmente.</text:p>
      <text:p text:style-name="P46">TG_RELID<text:line-break/>Tipo de dato oid; el identificador de objeto de la tabla que ha activado el disparador que está usando la función actualmente.</text:p>
      <text:p text:style-name="P46">TG_RELNAME<text:line-break/>Tipo de dato name; el nombre de la tabla que ha activado el disparador que está usando la función actualmente. Esta variable es obsoleta y puede desaparacer en el futuro. Usar TG_TABLE_NAME.</text:p>
      <text:p text:style-name="P46">TG_TABLE_NAME<text:line-break/>Tipo de dato name; el nombre de la tabla que ha activado el disparador que está usando la función actualmente.</text:p>
      <text:p text:style-name="P46">TG_TABLE_SCHEMA<text:line-break/>Tipo de dato name; el nombre de la schema de la tabla que ha activado el disparador que está usando la función actualmente.</text:p>
      <text:p text:style-name="P46">TG_NARGS<text:line-break/>Tipo de dato integer; el número de argumentos dados al procedimiento en la sentencia CREATE TRIGGER.</text:p>
      <text:p text:style-name="P46">TG_ARGV[]<text:line-break/>Tipo de dato text array; los argumentos de la sentencia CREATE TRIGGER. El índice empieza a contar desde 0. Indices inválidos (menores que 0 ó mayores/iguales que tg_nargs) resultan en valores nulos.</text:p>
      <text:p text:style-name="P13"/>
      <text:p text:style-name="P34"><text:span text:style-name="T16">Quart</text:span><text:span text:style-name="T3"> exemple : </text:span><text:span text:style-name="T17">TRIGGER </text:span><text:span text:style-name="T16">que grava en una nova taula quines operacions es fan sobre la taula emp, quan es fan les operacions, qui les fa i els valors anteriors dels camps en cas d'UPDATE o DELETE.</text:span></text:p>
      <text:p text:style-name="P13"/>
      <text:p text:style-name="P49">CREATE TABLE emp_audit( </text:p>
      <text:p text:style-name="P50">operation char(1) NOT NULL, </text:p>
      <text:p text:style-name="P50">stamp timestamp NOT NULL, </text:p>
      <text:p text:style-name="P50">userid text NOT NULL, </text:p>
      <text:p text:style-name="P50">empname text NOT NULL, </text:p>
      <text:p text:style-name="P50">salary integer </text:p>
      <text:p text:style-name="P51">); </text:p>
      <text:p text:style-name="P49">CREATE FUNCTION <text:span text:style-name="T32">emp_auditar</text:span>() RETURNS trigger AS $emp_stamp$ </text:p>
      <text:p text:style-name="P50">BEGIN </text:p>
      <text:p text:style-name="P37">IF (<text:span text:style-name="T24">TG_OP = 'DELETE'</text:span>) THEN </text:p>
      <text:p text:style-name="P37"><text:tab/>INSERT INTO emp_audit SELECT 'D', now(), user, <text:span text:style-name="T24">OLD.</text:span>empname,OLD.salary; </text:p>
      <text:p text:style-name="P37"><text:tab/><text:span text:style-name="T24">RETURN OLD; </text:span></text:p>
      <text:p text:style-name="P37">ELSIF (<text:span text:style-name="T24">TG_OP</text:span> = 'UPDATE') THEN </text:p>
      <text:p text:style-name="P38"><text:tab/>INSERT INTO emp_audit SELECT 'U', now(), user,<text:span text:style-name="T24">OLD.</text:span>empname,<text:span text:style-name="T24">OLD.</text:span>salary; </text:p>
      <text:p text:style-name="P37"><text:tab/>RETURN NEW; </text:p>
      <text:p text:style-name="P37">ELSIF (<text:span text:style-name="T24">TG_OP</text:span> = 'INSERT') THEN </text:p>
      <text:p text:style-name="P37"><text:tab/>INSERT INTO emp_audit SELECT 'I', now(), user, <text:span text:style-name="T24">NEW</text:span>.empname,<text:span text:style-name="T24">NEW</text:span>.salary; </text:p>
      <text:p text:style-name="P37"><text:tab/><text:span text:style-name="T24">RETURN NEW; </text:span></text:p>
      <text:p text:style-name="P37">END IF; </text:p>
      <text:p text:style-name="P37"><text:span text:style-name="T24">RETURN NULL;</text:span> </text:p>
      <text:p text:style-name="P50">END; </text:p>
      <text:p text:style-name="P50">$emp_stamp$ LANGUAGE plpgsql; </text:p>
      <text:p text:style-name="P50"> </text:p>
      <text:p text:style-name="P50"/>
      <text:p text:style-name="P50">CREATE TRIGGER emp_<text:span text:style-name="T32">auditar</text:span> <text:span text:style-name="T24">BEFORE INSERT OR UPDATE </text:span><text:span text:style-name="T28">OR DELETE </text:span>ON emp </text:p>
      <text:p text:style-name="P51">FOR EACH ROW EXECUTE PROCEDURE emp_<text:span text:style-name="T32">auditar</text:span>(); </text:p>
      <text:p text:style-name="P13"/>
      <text:p text:style-name="P35">Desenvolupar els següents TRIGGERS per la B.D. CENTREMEDIC:</text:p>
      <text:p text:style-name="P26"/>
      <text:p text:style-name="P26"/>
      <text:list xml:id="list2153574637190248702" text:style-name="L4">
        <text:list-item>
          <text:p text:style-name="P59">Tots els resultats que arribin a la taula de resultats s'han d'evaluar i en el cas que la valoració sigui <text:span text:style-name="T37">PATOLÒGIC o </text:span>PÀNIC s'ha de guardar l'idresultat en una taula que tindrà la següent estructura :</text:p>
        </text:list-item>
      </text:list>
      <text:p text:style-name="P45"/>
      <text:p text:style-name="P39">CREATE TABLE <text:span text:style-name="T33">resultats_patologics</text:span>( </text:p>
      <text:p text:style-name="P42"><text:span text:style-name="T33">idresultat integer</text:span> NOT NULL, </text:p>
      <text:p text:style-name="P42">stamp timestamp NOT NULL, </text:p>
      <text:p text:style-name="P42">userid text NOT NULL</text:p>
      <text:p text:style-name="P52">); </text:p>
      <text:p text:style-name="P41">La funci<text:span text:style-name="T35">onalitat</text:span> d'aquesta nova taula serà doble :</text:p>
      <text:list xml:id="list3779261474942914067" text:style-name="L5">
        <text:list-item>
          <text:p text:style-name="P60">Quan hi hagi registres voldrà dir que els metges tenen un resultat urgent per examinar</text:p>
        </text:list-item>
        <text:list-item>
          <text:p text:style-name="P60">Mentre un resultat estigui en aquesta taula no es donarà una analítica per acabada o complerta perquè caldrà que els metges verifiquin i validin tots els resultats de pànic.</text:p>
          <text:p text:style-name="P60"/>
        </text:list-item>
      </text:list>
      <text:list xml:id="list120455140865396" text:continue-list="list2153574637190248702" text:style-name="L4">
        <text:list-item>
          <text:p text:style-name="P59">No permetre mai esborrar resultats de la taula resultatsa, ni analitiques de la taula analitiques.</text:p>
        </text:list-item>
      </text:list>
      <text:p text:style-name="P26"/>
      <text:list xml:id="list120454064716763" text:continue-numbering="true" text:style-name="L4">
        <text:list-item>
          <text:p text:style-name="P61"><text:span text:style-name="T4">Quan totes les proves d'una analítica tinguin resultat i no existeixi cap resultat d'aquesta analítica a la taula de resultats_p</text:span><text:span text:style-name="T11">atologics</text:span><text:span text:style-name="T4">, </text:span><text:span text:style-name="T10">es donarà l'analítica per acabada i es podrà fer l'informe definitiu. Per això guardarem l'id de l'analítica a la taula informes</text:span><text:span text:style-name="T9">:</text:span></text:p>
        </text:list-item>
      </text:list>
      <text:p text:style-name="P27"/>
      <text:p text:style-name="P43">CREATE TABLE <text:span text:style-name="T34">informes</text:span>( </text:p>
      <text:p text:style-name="P54"><text:span text:style-name="T33">idanalitica bigint</text:span> NOT NULL,</text:p>
      <text:p text:style-name="P53"><text:span text:style-name="T9">stamp timestamp NOT NULL</text:span><text:span text:style-name="T38">);</text:span><text:span text:style-name="T9"> </text:span></text:p>
      <text:p text:style-name="P27"/>
      <text:list xml:id="list120455632611418" text:continue-numbering="true" text:style-name="L4">
        <text:list-item>
          <text:p text:style-name="P62"><text:span text:style-name="T9">C</text:span><text:span text:style-name="T4">al guardar a la taula alarmes les dades necessàries per notificar a les autoritats sanitàries dels resultats patològics de les proves configurades per donar alarma. Desenvolupar o modificar els triggers i les funcions que calgui per guardar les alarmes.</text:span></text:p>
        </text:list-item>
      </text:list>
      <text:p text:style-name="P27"/>
      <text:p text:style-name="P44"/>
      <text:p text:style-name="P40"/>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Verdana" svg:font-family="Verdana, Helvetica, Arial, sans-serif"/>
    <style:font-face style:name="monospace" svg:font-family="monospace"/>
    <style:font-face style:name="Monospace" svg:font-family="Monospace"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7:49:08.642000000</meta:creation-date>
    <dc:date>2018-02-21T09:45:59.242906946</dc:date>
    <meta:editing-duration>PT6H49M</meta:editing-duration>
    <meta:editing-cycles>17</meta:editing-cycles>
    <meta:generator>LibreOffice/5.1.6.2.0$Linux_X86_64 LibreOffice_project/10$Build-2</meta:generator>
    <meta:document-statistic meta:table-count="0" meta:image-count="0" meta:object-count="0" meta:page-count="7" meta:paragraph-count="155" meta:word-count="1639" meta:character-count="10345" meta:non-whitespace-character-count="8658"/>
  </office:meta>
</office:document-meta>
</file>